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416ee" officeooo:paragraph-rsid="000416ee" style:font-size-asian="14pt" style:font-weight-asian="bold" style:font-size-complex="14pt"/>
    </style:style>
    <style:style style:name="P5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font-size="12pt" officeooo:rsid="00052967" officeooo:paragraph-rsid="00052967" style:font-size-asian="12pt" style:font-size-complex="12pt"/>
    </style:style>
    <style:style style:name="P7" style:family="paragraph" style:parent-style-name="Standard">
      <style:paragraph-properties fo:line-height="100%" fo:orphans="0" fo:widows="0"/>
      <style:text-properties fo:font-size="12pt" officeooo:rsid="000718ff" officeooo:paragraph-rsid="000718ff" style:font-size-asian="12pt" style:font-size-complex="12pt"/>
    </style:style>
    <style:style style:name="T1" style:family="text">
      <style:text-properties officeooo:rsid="00052967"/>
    </style:style>
    <style:style style:name="T2" style:family="text">
      <style:text-properties officeooo:rsid="00071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ualo8c7nazq5"/>IPO CHART</text:p>
      <text:p text:style-name="P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>Program name:</text:p>
          </table:table-cell>
          <table:table-cell table:style-name="Table1.B1" table:number-columns-spanned="2" office:value-type="string">
            <text:p text:style-name="P4">Digits<text:span text:style-name="T1">2.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PROCESS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3">
          <table:table-cell table:style-name="Table1.A1" office:value-type="string">
            <text:p text:style-name="P1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6">A 3 digit integer.</text:p>
          </table:table-cell>
          <table:table-cell table:style-name="Table1.B1" office:value-type="string">
            <text:p text:style-name="P6">In order to get <text:span text:style-name="T2">the hundreds digit, we take our number, subtract it by the reimainder of dividing it by 100, and then divide that by 100.</text:span></text:p>
            <text:p text:style-name="P6"/>
            <text:p text:style-name="P6">For the tens digit, we take our number, subtract <text:span text:style-name="T2">it by the remainder of dividing it by 10, divide the result of THAT by 10, and then subtract the digit in the hundreds place.</text:span></text:p>
            <text:p text:style-name="P6"/>
            <text:p text:style-name="P7">For <text:span text:style-name="T1">the ones digit, we will get the remainder of dividing the </text:span>integer<text:span text:style-name="T1"> by 10</text:span></text:p>
          </table:table-cell>
          <table:table-cell table:style-name="Table1.B1" office:value-type="string">
            <text:p text:style-name="P6">The user will see the digits of the number written on seperate lines, with text similar to: “The #### place digit is: [number]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17T10:08:08.253569956</dc:date>
    <meta:editing-duration>PT38M1S</meta:editing-duration>
    <meta:editing-cycles>4</meta:editing-cycles>
    <meta:document-statistic meta:table-count="1" meta:image-count="0" meta:object-count="0" meta:page-count="1" meta:paragraph-count="14" meta:word-count="138" meta:character-count="731" meta:non-whitespace-character-count="607"/>
  </office:meta>
</office:document-meta>
</file>